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DAC00000DAC0272BA21B5C48556.png" manifest:media-type="image/png"/>
  <manifest:file-entry manifest:full-path="Pictures/100000010000030C00000211C3145C7777663DA5.png" manifest:media-type="image/png"/>
  <manifest:file-entry manifest:full-path="Pictures/10000001000006340000036A90AFE6BADCA1D96A.png" manifest:media-type="image/png"/>
  <manifest:file-entry manifest:full-path="Pictures/100000010000028C000001E953AEF08DFC108455.png" manifest:media-type="image/png"/>
  <manifest:file-entry manifest:full-path="Pictures/1000000100000523000001DDB09F5324C14006AC.png" manifest:media-type="image/png"/>
  <manifest:file-entry manifest:full-path="Pictures/100000010000028D000001E1303DA4518776F70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3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4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5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6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7" style:family="graphic" style:parent-style-name="objectwithoutfill">
      <style:graphic-properties draw:marker-end="Puntas_20_de_20_flecha_20_6" draw:marker-end-width="0.3cm" draw:fill="none" draw:textarea-vertical-align="middle"/>
    </style:style>
    <style:style style:name="gr8" style:family="graphic" style:parent-style-name="objectwithoutfill">
      <style:graphic-properties draw:marker-end="Puntas_20_de_20_flecha_20_7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4.752cm" svg:height="3.5cm" svg:x="3.248cm" svg:y="9.25cm">
          <draw:image xlink:href="Pictures/100000010000028D000001E1303DA4518776F704.png" xlink:type="simple" xlink:show="embed" xlink:actuate="onLoad" draw:mime-type="image/png">
            <text:p/>
          </draw:image>
        </draw:frame>
        <draw:frame draw:style-name="gr1" draw:text-style-name="P1" draw:layer="layout" svg:width="7.279cm" svg:height="2.64cm" svg:x="15.5cm" svg:y="9.86cm">
          <draw:image xlink:href="Pictures/1000000100000523000001DDB09F5324C14006AC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2.202cm" svg:x="16.5cm" svg:y="17.298cm">
          <draw:image xlink:href="Pictures/10000001000006340000036A90AFE6BADCA1D96A.png" xlink:type="simple" xlink:show="embed" xlink:actuate="onLoad" draw:mime-type="image/png">
            <text:p/>
          </draw:image>
        </draw:frame>
        <draw:frame draw:style-name="gr1" draw:text-style-name="P1" draw:layer="layout" svg:width="4.125cm" svg:height="3.094cm" svg:x="12cm" svg:y="16.906cm">
          <draw:image xlink:href="Pictures/100000010000028C000001E953AEF08DFC108455.png" xlink:type="simple" xlink:show="embed" xlink:actuate="onLoad" draw:mime-type="image/png">
            <text:p/>
          </draw:image>
        </draw:frame>
        <draw:frame draw:style-name="gr1" draw:text-style-name="P1" draw:layer="layout" svg:width="3.686cm" svg:height="2.5cm" svg:x="21.064cm" svg:y="17cm">
          <draw:image xlink:href="Pictures/100000010000030C00000211C3145C7777663DA5.png" xlink:type="simple" xlink:show="embed" xlink:actuate="onLoad" draw:mime-type="image/png">
            <text:p/>
          </draw:image>
        </draw:frame>
        <draw:frame draw:style-name="gr1" draw:text-style-name="P1" draw:layer="layout" svg:width="4.481cm" svg:height="4.481cm" svg:x="5cm" svg:y="15.269cm">
          <draw:image xlink:href="Pictures/1000000100000DAC00000DAC0272BA21B5C48556.png" xlink:type="simple" xlink:show="embed" xlink:actuate="onLoad" draw:mime-type="image/png">
            <text:p/>
          </draw:image>
        </draw:frame>
        <draw:frame draw:style-name="gr1" draw:text-style-name="P1" draw:layer="layout" svg:width="4.002cm" svg:height="2.948cm" svg:x="1.498cm" svg:y="1.25cm">
          <draw:image xlink:href="Pictures/100000010000028D000001E1303DA4518776F704.png" xlink:type="simple" xlink:show="embed" xlink:actuate="onLoad" draw:mime-type="image/png">
            <text:p/>
          </draw:image>
        </draw:frame>
        <draw:frame draw:style-name="gr1" draw:text-style-name="P1" draw:layer="layout" svg:width="3.752cm" svg:height="2.763cm" svg:x="1.5cm" svg:y="4.737cm">
          <draw:image xlink:href="Pictures/100000010000028D000001E1303DA4518776F704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2.202cm" svg:x="10.5cm" svg:y="1.798cm">
          <draw:image xlink:href="Pictures/10000001000006340000036A90AFE6BADCA1D96A.png" xlink:type="simple" xlink:show="embed" xlink:actuate="onLoad" draw:mime-type="image/png">
            <text:p/>
          </draw:image>
        </draw:frame>
        <draw:frame draw:style-name="gr1" draw:text-style-name="P1" draw:layer="layout" svg:width="4.125cm" svg:height="3.094cm" svg:x="10.375cm" svg:y="4.75cm">
          <draw:image xlink:href="Pictures/100000010000028C000001E953AEF08DFC108455.png" xlink:type="simple" xlink:show="embed" xlink:actuate="onLoad" draw:mime-type="image/png">
            <text:p/>
          </draw:image>
        </draw:frame>
        <draw:line draw:style-name="gr2" draw:text-style-name="P2" draw:layer="layout" svg:x1="8cm" svg:y1="11cm" svg:x2="15.25cm" svg:y2="11.25cm">
          <text:p/>
        </draw:line>
        <draw:line draw:style-name="gr3" draw:text-style-name="P2" draw:layer="layout" svg:x1="5.5cm" svg:y1="2.75cm" svg:x2="10.25cm" svg:y2="2.75cm">
          <text:p/>
        </draw:line>
        <draw:line draw:style-name="gr4" draw:text-style-name="P2" draw:layer="layout" svg:x1="5.5cm" svg:y1="6.25cm" svg:x2="10.75cm" svg:y2="6.25cm">
          <text:p/>
        </draw:line>
        <draw:line draw:style-name="gr5" draw:text-style-name="P2" draw:layer="layout" svg:x1="15cm" svg:y1="17cm" svg:x2="17.5cm" svg:y2="12.5cm">
          <text:p/>
        </draw:line>
        <draw:line draw:style-name="gr6" draw:text-style-name="P2" draw:layer="layout" svg:x1="19.25cm" svg:y1="17cm" svg:x2="19.25cm" svg:y2="12.75cm">
          <text:p/>
        </draw:line>
        <draw:line draw:style-name="gr7" draw:text-style-name="P2" draw:layer="layout" svg:x1="23cm" svg:y1="17.25cm" svg:x2="21.5cm" svg:y2="12.5cm">
          <text:p/>
        </draw:line>
        <draw:line draw:style-name="gr8" draw:text-style-name="P2" draw:layer="layout" svg:x1="7cm" svg:y1="15.25cm" svg:x2="6.5cm" svg:y2="13cm">
          <text:p/>
        </draw:line>
        <draw:frame draw:style-name="gr9" draw:text-style-name="P3" draw:layer="layout" svg:width="3cm" svg:height="0.962cm" svg:x="6cm" svg:y="19.288cm">
          <draw:text-box>
            <text:p>Inyector</text:p>
          </draw:text-box>
        </draw:frame>
        <draw:frame draw:style-name="gr10" draw:text-style-name="P3" draw:layer="layout" svg:width="5.25cm" svg:height="1cm" svg:x="16.75cm" svg:y="8.75cm">
          <draw:text-box>
            <text:p>Clase abstracta</text:p>
          </draw:text-box>
        </draw:frame>
        <draw:frame draw:style-name="gr1" draw:text-style-name="P1" draw:layer="layout" svg:width="1.75cm" svg:height="1.313cm" svg:x="6.75cm" svg:y="13.437cm">
          <draw:image xlink:href="Pictures/100000010000028C000001E953AEF08DFC108455.png" xlink:type="simple" xlink:show="embed" xlink:actuate="onLoad" draw:mime-type="image/png">
            <text:p/>
          </draw:image>
        </draw:frame>
        <draw:frame draw:style-name="gr10" draw:text-style-name="P3" draw:layer="layout" svg:width="5cm" svg:height="1cm" svg:x="17cm" svg:y="19.59cm">
          <draw:text-box>
            <text:p>Dependencias</text:p>
          </draw:text-box>
        </draw:frame>
        <draw:frame draw:style-name="gr10" draw:text-style-name="P3" draw:layer="layout" svg:width="5.25cm" svg:height="1cm" svg:x="4cm" svg:y="8.25cm">
          <draw:text-box>
            <text:p>Clase general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30T20:40:26.911892725</meta:creation-date>
    <dc:date>2022-11-30T21:42:48.636272034</dc:date>
    <meta:editing-duration>PT1M47S</meta:editing-duration>
    <meta:editing-cycles>1</meta:editing-cycles>
    <meta:document-statistic meta:object-count="22"/>
    <meta:generator>LibreOffice/7.3.7.2$Linux_X86_64 LibreOffice_project/30$Build-2</meta:generator>
  </office:meta>
</office:document-meta>
</file>